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16e34" officeooo:paragraph-rsid="00116e34"/>
    </style:style>
    <style:style style:name="P2" style:family="paragraph" style:parent-style-name="Preformatted_20_Text">
      <style:paragraph-properties fo:text-align="start" style:justify-single-word="false"/>
      <style:text-properties officeooo:rsid="00116e34" officeooo:paragraph-rsid="00116e34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officeooo:rsid="00116e34" officeooo:paragraph-rsid="00116e34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text-underline-style="none" fo:font-weight="normal" officeooo:rsid="00116e34" officeooo:paragraph-rsid="00116e34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424fa" officeooo:paragraph-rsid="001424fa" style:font-weight-asian="bold" style:font-weight-complex="bold"/>
    </style:style>
    <style:style style:name="P6" style:family="paragraph" style:parent-style-name="Preformatted_20_Text" style:list-style-name="L1">
      <style:paragraph-properties fo:text-align="start" style:justify-single-word="false"/>
      <style:text-properties style:text-underline-style="none" fo:font-weight="normal" officeooo:rsid="00116e34" officeooo:paragraph-rsid="00116e34" style:font-weight-asian="normal" style:font-weight-complex="normal"/>
    </style:style>
    <style:style style:name="P7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424fa" officeooo:paragraph-rsid="001424fa" style:font-weight-asian="normal" style:font-weight-complex="normal"/>
    </style:style>
    <style:style style:name="P8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4f43a" officeooo:paragraph-rsid="0014f43a" style:font-weight-asian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text-underline-style="none" fo:font-weight="normal" officeooo:rsid="0014f43a" officeooo:paragraph-rsid="0014f43a" style:font-weight-asian="normal" style:font-weight-complex="normal"/>
    </style:style>
    <style:style style:name="P10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5b309" officeooo:paragraph-rsid="0015b309" style:font-weight-asian="normal" style:font-weight-complex="normal"/>
    </style:style>
    <style:style style:name="P11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60d65" officeooo:paragraph-rsid="00160d65" style:font-weight-asian="normal" style:font-weight-complex="normal"/>
    </style:style>
    <style:style style:name="P12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60d65" officeooo:paragraph-rsid="0017d8bb" style:font-weight-asian="normal" style:font-weight-complex="normal"/>
    </style:style>
    <style:style style:name="P13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60d65" officeooo:paragraph-rsid="00180928" style:font-weight-asian="normal" style:font-weight-complex="normal"/>
    </style:style>
    <style:style style:name="P14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60d65" officeooo:paragraph-rsid="0018ede6" style:font-weight-asian="normal" style:font-weight-complex="normal"/>
    </style:style>
    <style:style style:name="P15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8ede6" officeooo:paragraph-rsid="0018ede6" style:font-weight-asian="normal" style:font-weight-complex="normal"/>
    </style:style>
    <style:style style:name="P16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97163" officeooo:paragraph-rsid="00197163" style:font-weight-asian="normal" style:font-weight-complex="normal"/>
    </style:style>
    <style:style style:name="P17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a6654" officeooo:paragraph-rsid="001a6654" style:font-weight-asian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text-underline-style="none" fo:font-weight="normal" officeooo:rsid="001a6654" officeooo:paragraph-rsid="001a6654" style:font-weight-asian="normal" style:font-weight-complex="normal"/>
    </style:style>
    <style:style style:name="P19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b6de8" officeooo:paragraph-rsid="001b6de8" style:font-weight-asian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5b309" officeooo:paragraph-rsid="0015b309" style:font-weight-asian="bold" style:font-weight-complex="bold"/>
    </style:style>
    <style:style style:name="P21" style:family="paragraph" style:parent-style-name="Preformatted_20_Text" style:list-style-name="L3">
      <style:paragraph-properties fo:text-align="start" style:justify-single-word="false"/>
      <style:text-properties officeooo:paragraph-rsid="001b6de8"/>
    </style:style>
    <style:style style:name="P22" style:family="paragraph" style:parent-style-name="Preformatted_20_Text" style:list-style-name="L3">
      <style:paragraph-properties fo:text-align="start" style:justify-single-word="false"/>
      <style:text-properties officeooo:rsid="001b6de8" officeooo:paragraph-rsid="001b6de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7d8bb"/>
    </style:style>
    <style:style style:name="T3" style:family="text">
      <style:text-properties officeooo:rsid="00180928"/>
    </style:style>
    <style:style style:name="T4" style:family="text">
      <style:text-properties officeooo:rsid="0018ede6"/>
    </style:style>
    <style:style style:name="T5" style:family="text">
      <style:text-properties officeooo:rsid="00197163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a6654" style:font-weight-asian="normal" style:font-weight-complex="normal"/>
    </style:style>
    <style:style style:name="T8" style:family="text">
      <style:text-properties style:text-underline-style="none" fo:font-weight="normal" officeooo:rsid="001b6de8" style:font-weight-asian="normal" style:font-weight-complex="normal"/>
    </style:style>
    <style:style style:name="T9" style:family="text">
      <style:text-properties style:text-underline-style="none" fo:font-weight="normal" officeooo:rsid="001bb3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sis – Sensor fusion for underwater localization</text:p>
      <text:p text:style-name="P3">---Shift this to overleaf tomorrow itself</text:p>
      <text:p text:style-name="P3">--- Writing gives you clarity and structure</text:p>
      <text:p text:style-name="P3"/>
      <text:p text:style-name="P1"/>
      <text:p text:style-name="P2"><text:s/><text:span text:style-name="T1">08.11.2020</text:span></text:p>
      <text:list xml:id="list1023777941" text:style-name="L1">
        <text:list-item>
          <text:p text:style-name="P6">Current State</text:p>
          <text:list>
            <text:list-item>
              <text:p text:style-name="P6">Really less scientific knowledge on the topic</text:p>
            </text:list-item>
            <text:list-item>
              <text:p text:style-name="P6">Can do well practically as it is not really that hard</text:p>
            </text:list-item>
            <text:list-item>
              <text:p text:style-name="P6">Think about how to document before even starting to act</text:p>
            </text:list-item>
            <text:list-item>
              <text:p text:style-name="P6">Documentation is extremely important as it is the best way to look backwards</text:p>
            </text:list-item>
            <text:list-item>
              <text:p text:style-name="P6">Being ideological and practical is not sufficient. Ability to cover the topic in full depth and with full documentation is also needed.</text:p>
            </text:list-item>
          </text:list>
        </text:list-item>
      </text:list>
      <text:p text:style-name="P4"/>
      <text:list xml:id="list132643211790364" text:continue-numbering="true" text:style-name="L1">
        <text:list-item>
          <text:p text:style-name="P6">What do I have to know with at most importance?</text:p>
          <text:list>
            <text:list-item>
              <text:p text:style-name="P6">Effective way to use sensors for underwater sensor fusion</text:p>
              <text:list>
                <text:list-item>
                  <text:p text:style-name="P6">DVL</text:p>
                </text:list-item>
                <text:list-item>
                  <text:p text:style-name="P6">IMU</text:p>
                </text:list-item>
                <text:list-item>
                  <text:p text:style-name="P6">Pressure Sensor</text:p>
                </text:list-item>
                <text:list-item>
                  <text:p text:style-name="P6"/>
                </text:list-item>
              </text:list>
            </text:list-item>
            <text:list-item>
              <text:p text:style-name="P6">How to calibrate (Messtechnik revision)</text:p>
              <text:list>
                <text:list-item>
                  <text:p text:style-name="P6">My knowledge from testo</text:p>
                </text:list-item>
                <text:list-item>
                  <text:p text:style-name="P6">My knowledge from Prüftechnik</text:p>
                </text:list-item>
              </text:list>
            </text:list-item>
            <text:list-item>
              <text:p text:style-name="P6">How to do Sensor fusion for underwater</text:p>
              <text:list>
                <text:list-item>
                  <text:p text:style-name="P6">Methodologies</text:p>
                </text:list-item>
                <text:list-item>
                  <text:p text:style-name="P6">Things to take care</text:p>
                  <text:p text:style-name="P6"/>
                </text:list-item>
              </text:list>
            </text:list-item>
          </text:list>
        </text:list-item>
      </text:list>
      <text:p text:style-name="P5">09.11.2020</text:p>
      <text:list xml:id="list1337900328" text:style-name="L2">
        <text:list-item>
          <text:p text:style-name="P7">Today</text:p>
          <text:list>
            <text:list-item>
              <text:p text:style-name="P7">I was a lot distracted. A loooooot</text:p>
            </text:list-item>
            <text:list-item>
              <text:p text:style-name="P7">Biggest source: </text:p>
              <text:list>
                <text:list-item>
                  <text:p text:style-name="P7">1. Youtube (It’s dump to use it anymore). Leave this completely</text:p>
                </text:list-item>
                <text:list-item>
                  <text:p text:style-name="P7">I mean completely</text:p>
                </text:list-item>
                <text:list-item>
                  <text:p text:style-name="P8">Forget about Hydroponics and the other thing completely during the day time – Only important in the night</text:p>
                </text:list-item>
              </text:list>
            </text:list-item>
          </text:list>
        </text:list-item>
      </text:list>
      <text:p text:style-name="P9"/>
      <text:p text:style-name="P20">16.11.2020</text:p>
      <text:list xml:id="list3270534346" text:style-name="L3">
        <text:list-item>
          <text:p text:style-name="P10">Feeling back on track</text:p>
        </text:list-item>
        <text:list-item>
          <text:p text:style-name="P10">Imagine</text:p>
        </text:list-item>
        <text:list-item>
          <text:p text:style-name="P10">I want the submarine to be localized and partially automated</text:p>
          <text:list>
            <text:list-item>
              <text:p text:style-name="P11">Where Do I stand? </text:p>
              <text:list>
                <text:list-item>
                  <text:p text:style-name="P11">I have all the hardware.</text:p>
                </text:list-item>
                <text:list-item>
                  <text:p text:style-name="P12">I <text:span text:style-name="T2">have some basic idea of what is to be done</text:span></text:p>
                </text:list-item>
                <text:list-item>
                  <text:p text:style-name="P13"><text:span text:style-name="T3">Time?</text:span></text:p>
                </text:list-item>
              </text:list>
            </text:list-item>
            <text:list-item>
              <text:p text:style-name="P13"><text:span text:style-name="T3">What is the order</text:span></text:p>
              <text:list>
                <text:list-item>
                  <text:p text:style-name="P19">Learn from the book what is to be done and how to measure</text:p>
                </text:list-item>
                <text:list-item>
                  <text:p text:style-name="P13"><text:span text:style-name="T3">Calibrate the IMU</text:span></text:p>
                  <text:list>
                    <text:list-item>
                      <text:p text:style-name="P14"><text:span text:style-name="T4">How to calibrate</text:span></text:p>
                      <text:list>
                        <text:list-item>
                          <text:p text:style-name="P15">Make a plan</text:p>
                        </text:list-item>
                        <text:list-item>
                          <text:p text:style-name="P15">Picture</text:p>
                        </text:list-item>
                        <text:list-item>
                          <text:p text:style-name="P15">Do it</text:p>
                        </text:list-item>
                      </text:list>
                    </text:list-item>
                    <text:list-item>
                      <text:p text:style-name="P14"><text:span text:style-name="T4">Document it with picture</text:span></text:p>
                    </text:list-item>
                  </text:list>
                </text:list-item>
                <text:list-item>
                  <text:p text:style-name="P15">Calibrate the pressure sensor</text:p>
                  <text:list>
                    <text:list-item>
                      <text:p text:style-name="P15">Must be able to receive the values using Ahoi Modem</text:p>
                    </text:list-item>
                    <text:list-item>
                      <text:p text:style-name="P15">Increase the height <text:span text:style-name="T5">in Air and measure the difference in pressure</text:span></text:p>
                    </text:list-item>
                    <text:list-item>
                      <text:p text:style-name="P16">Put inside water and do the same</text:p>
                    </text:list-item>
                    <text:list-item>
                      <text:p text:style-name="P16">Take pictures</text:p>
                    </text:list-item>
                  </text:list>
                </text:list-item>
                <text:list-item>
                  <text:p text:style-name="P17">Take some measurements for the temperature sensor</text:p>
                  <text:list>
                    <text:list-item>
                      <text:p text:style-name="P17">Not so important so assumptions should be fine</text:p>
                    </text:list-item>
                  </text:list>
                </text:list-item>
                <text:list-item>
                  <text:p text:style-name="P17">Test the battery <text:s/></text:p>
                  <text:list>
                    <text:list-item>
                      <text:p text:style-name="P17">- Make the connections</text:p>
                    </text:list-item>
                    <text:list-item>
                      <text:p text:style-name="P17"><text:soft-page-break/>- Test if working</text:p>
                    </text:list-item>
                    <text:list-item>
                      <text:p text:style-name="P17">Test over Ahoi(This much must be done this week :))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list xml:id="list132644234105525" text:continue-numbering="true" text:style-name="L3">
        <text:list-item>
          <text:list>
            <text:list-item>
              <text:list>
                <text:list-item>
                  <text:p text:style-name="P21"><text:span text:style-name="T8">AFTER ALL THAT IS DONE I CAN START DIRECTLY WITH ROS AND LOCALIZATION </text:span><text:span text:style-name="T9">(Plan next week)</text:span></text:p>
                  <text:list>
                    <text:list-item>
                      <text:p text:style-name="P21"><text:span text:style-name="T8">Finish the udemy course on ROS – won’t take more than 2 days </text:span><text:span text:style-name="T7"><text:tab/></text:span></text:p>
                    </text:list-item>
                    <text:list-item>
                      <text:p text:style-name="P22"><text:span text:style-name="T7">L</text:span><text:span text:style-name="T6">earn to use the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6T13:26:42.198469776</dc:date>
    <meta:editing-duration>PT4H19M3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60" meta:word-count="402" meta:character-count="2013" meta:non-whitespace-character-count="1713"/>
  </office:meta>
</office:document-meta>
</file>